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9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8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VG</text:p>
          </table:table-cell>
          <table:table-cell office:value-type="string" calcext:value-type="string">
            <text:p>Valgrind</text:p>
          </table:table-cell>
          <table:table-cell table:number-columns-repeated="6"/>
        </table:table-row>
        <table:table-row table:style-name="ro1">
          <table:table-cell table:style-name="ce15"/>
          <table:table-cell table:style-name="ce15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 Ubuntu. Machine no longer exists.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q3</text:p>
          </table:table-cell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14.0 hardware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14.0 hardware Intel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s390</text:p>
          </table:table-cell>
          <table:table-cell office:value-type="string" calcext:value-type="string">
            <text:p>64bit Ubuntu <text:s/>VM, IBM s390-big-endian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Mac</text:p>
          </table:table-cell>
          <table:table-cell office:value-type="string" calcext:value-type="string">
            <text:p>Apple M2, macOS Ventura 14.2.1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msys2</text:p>
          </table:table-cell>
          <table:table-cell table:style-name="ce15" office:value-type="string" calcext:value-type="string">
            <text:p>msys</text:p>
          </table:table-cell>
          <table:table-cell office:value-type="string" calcext:value-type="string">
            <text:p>Windows 10</text:p>
          </table:table-cell>
          <table:table-cell table:number-columns-repeated="7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6"/>
          <table:table-cell office:value-type="string" calcext:value-type="string">
            <text:p>PASS</text:p>
          </table:table-cell>
          <table:table-cell/>
        </table:table-row>
        <table:table-row table:style-name="ro1" table:number-rows-repeated="3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6-01-18" calcext:value-type="date">
            <text:p>2026-01-18</text:p>
          </table:table-cell>
          <table:table-cell table:style-name="ce15" office:value-type="string" calcext:value-type="string">
            <text:p>msys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.0</text:p>
          </table:table-cell>
          <table:table-cell office:value-type="float" office:value="48" calcext:value-type="float">
            <text:p>48.0</text:p>
          </table:table-cell>
          <table:table-cell office:value-type="float" office:value="587" calcext:value-type="float">
            <text:p>587</text:p>
          </table:table-cell>
          <table:table-cell office:value-type="float" office:value="19546" calcext:value-type="float">
            <text:p>19546</text:p>
          </table:table-cell>
          <table:table-cell/>
        </table:table-row>
        <table:table-row table:style-name="ro1">
          <table:table-cell table:style-name="ce16" office:value-type="date" office:date-value="2026-01-18" calcext:value-type="date">
            <text:p>2026-01-1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.0</text:p>
          </table:table-cell>
          <table:table-cell office:value-type="float" office:value="7.7" calcext:value-type="float">
            <text:p>7.7</text:p>
          </table:table-cell>
          <table:table-cell office:value-type="float" office:value="37" calcext:value-type="float">
            <text:p>37</text:p>
          </table:table-cell>
          <table:table-cell office:value-type="float" office:value="19612" calcext:value-type="float">
            <text:p>19612</text:p>
          </table:table-cell>
          <table:table-cell/>
        </table:table-row>
        <table:table-row table:style-name="ro1">
          <table:table-cell table:style-name="ce16" office:value-type="date" office:date-value="2025-09-01" calcext:value-type="date">
            <text:p>2025-09-01</text:p>
          </table:table-cell>
          <table:table-cell table:style-name="ce15" office:value-type="string" calcext:value-type="string">
            <text:p>msys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.47" calcext:value-type="float">
            <text:p>6.5</text:p>
          </table:table-cell>
          <table:table-cell office:value-type="float" office:value="24.3" calcext:value-type="float">
            <text:p>24.3</text:p>
          </table:table-cell>
          <table:table-cell office:value-type="float" office:value="617" calcext:value-type="float">
            <text:p>617</text:p>
          </table:table-cell>
          <table:table-cell office:value-type="float" office:value="19347" calcext:value-type="float">
            <text:p>19347</text:p>
          </table:table-cell>
          <table:table-cell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.0</text:p>
          </table:table-cell>
          <table:table-cell office:value-type="float" office:value="9" calcext:value-type="float">
            <text:p>9.0</text:p>
          </table:table-cell>
          <table:table-cell office:value-type="float" office:value="22" calcext:value-type="float">
            <text:p>22</text:p>
          </table:table-cell>
          <table:table-cell office:value-type="float" office:value="19801" calcext:value-type="float">
            <text:p>19801</text:p>
          </table:table-cell>
          <table:table-cell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.0</text:p>
          </table:table-cell>
          <table:table-cell office:value-type="float" office:value="11.7" calcext:value-type="float">
            <text:p>11.7</text:p>
          </table:table-cell>
          <table:table-cell office:value-type="float" office:value="26" calcext:value-type="float">
            <text:p>26</text:p>
          </table:table-cell>
          <table:table-cell office:value-type="float" office:value="19803" calcext:value-type="float">
            <text:p>19803</text:p>
          </table:table-cell>
          <table:table-cell/>
        </table:table-row>
        <table:table-row table:style-name="ro1">
          <table:table-cell table:style-name="ce16" office:value-type="date" office:date-value="2024-06-15" calcext:value-type="date">
            <text:p>2024-06-15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.0</text:p>
          </table:table-cell>
          <table:table-cell office:value-type="float" office:value="9.5" calcext:value-type="float">
            <text:p>9.5</text:p>
          </table:table-cell>
          <table:table-cell office:value-type="float" office:value="25" calcext:value-type="float">
            <text:p>25</text:p>
          </table:table-cell>
          <table:table-cell office:value-type="float" office:value="19795" calcext:value-type="float">
            <text:p>19795</text:p>
          </table:table-cell>
          <table:table-cell/>
        </table:table-row>
        <table:table-row table:style-name="ro1">
          <table:table-cell table:style-name="ce16" office:value-type="date" office:date-value="2024-06-15" calcext:value-type="date">
            <text:p>2024-06-15</text:p>
          </table:table-cell>
          <table:table-cell table:style-name="ce15" office:value-type="string" calcext:value-type="string">
            <text:p>qf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.0</text:p>
          </table:table-cell>
          <table:table-cell office:value-type="float" office:value="5.3" calcext:value-type="float">
            <text:p>5.3</text:p>
          </table:table-cell>
          <table:table-cell office:value-type="float" office:value="29" calcext:value-type="float">
            <text:p>29</text:p>
          </table:table-cell>
          <table:table-cell office:value-type="float" office:value="19803" calcext:value-type="float">
            <text:p>19803</text:p>
          </table:table-cell>
          <table:table-cell/>
        </table:table-row>
        <table:table-row table:style-name="ro1">
          <table:table-cell table:style-name="ce16" office:value-type="date" office:date-value="2024-06-15" calcext:value-type="date">
            <text:p>2024-06-15</text:p>
          </table:table-cell>
          <table:table-cell table:style-name="ce15" office:value-type="string" calcext:value-type="string">
            <text:p>qf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.0</text:p>
          </table:table-cell>
          <table:table-cell office:value-type="float" office:value="14" calcext:value-type="float">
            <text:p>14.0</text:p>
          </table:table-cell>
          <table:table-cell office:value-type="float" office:value="40" calcext:value-type="float">
            <text:p>40</text:p>
          </table:table-cell>
          <table:table-cell office:value-type="float" office:value="19803" calcext:value-type="float">
            <text:p>19803</text:p>
          </table:table-cell>
          <table:table-cell office:value-type="string" calcext:value-type="string">
            <text:p>Corrected counting.</text:p>
          </table:table-cell>
        </table:table-row>
        <table:table-row table:style-name="ro1">
          <table:table-cell table:style-name="ce16" office:value-type="date" office:date-value="2024-03-01" calcext:value-type="date">
            <text:p>2024-03-01</text:p>
          </table:table-cell>
          <table:table-cell table:style-name="ce15" office:value-type="string" calcext:value-type="string">
            <text:p>msys</text:p>
          </table:table-cell>
          <table:table-cell office:value-type="string" calcext:value-type="string">
            <text:p>FS</text:p>
          </table:table-cell>
          <table:table-cell office:value-type="float" office:value="5252" calcext:value-type="float">
            <text:p>5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2994" calcext:value-type="float">
            <text:p>12994</text:p>
          </table:table-cell>
          <table:table-cell office:value-type="float" office:value="19861" calcext:value-type="float">
            <text:p>19861</text:p>
          </table:table-cell>
          <table:table-cell office:value-type="string" calcext:value-type="string">
            <text:p>Clock time is not a typo.</text:p>
          </table:table-cell>
        </table:table-row>
        <table:table-row table:style-name="ro1">
          <table:table-cell table:style-name="ce16" office:value-type="date" office:date-value="2024-02-17" calcext:value-type="date">
            <text:p>2024-02-1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.0</text:p>
          </table:table-cell>
          <table:table-cell office:value-type="float" office:value="9.9" calcext:value-type="float">
            <text:p>9.9</text:p>
          </table:table-cell>
          <table:table-cell office:value-type="float" office:value="25" calcext:value-type="float">
            <text:p>25</text:p>
          </table:table-cell>
          <table:table-cell office:value-type="float" office:value="19858" calcext:value-type="float">
            <text:p>19858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.0</text:p>
          </table:table-cell>
          <table:table-cell office:value-type="float" office:value="8.5" calcext:value-type="float">
            <text:p>8.5</text:p>
          </table:table-cell>
          <table:table-cell office:value-type="float" office:value="107" calcext:value-type="float">
            <text:p>107</text:p>
          </table:table-cell>
          <table:table-cell office:value-type="float" office:value="19938" calcext:value-type="float">
            <text:p>19938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.0</text:p>
          </table:table-cell>
          <table:table-cell office:value-type="float" office:value="9.4" calcext:value-type="float">
            <text:p>9.4</text:p>
          </table:table-cell>
          <table:table-cell office:value-type="float" office:value="25" calcext:value-type="float">
            <text:p>25</text:p>
          </table:table-cell>
          <table:table-cell office:value-type="float" office:value="19917" calcext:value-type="float">
            <text:p>19917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.0</text:p>
          </table:table-cell>
          <table:table-cell office:value-type="float" office:value="26" calcext:value-type="float">
            <text:p>26.0</text:p>
          </table:table-cell>
          <table:table-cell office:value-type="float" office:value="57" calcext:value-type="float">
            <text:p>57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.0</text:p>
          </table:table-cell>
          <table:table-cell office:value-type="float" office:value="9.9" calcext:value-type="float">
            <text:p>9.9</text:p>
          </table:table-cell>
          <table:table-cell office:value-type="float" office:value="24" calcext:value-type="float">
            <text:p>24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.0</text:p>
          </table:table-cell>
          <table:table-cell office:value-type="float" office:value="4.75" calcext:value-type="float">
            <text:p>4.8</text:p>
          </table:table-cell>
          <table:table-cell office:value-type="float" office:value="26" calcext:value-type="float">
            <text:p>26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.0</text:p>
          </table:table-cell>
          <table:table-cell office:value-type="float" office:value="13" calcext:value-type="float">
            <text:p>13.0</text:p>
          </table:table-cell>
          <table:table-cell office:value-type="float" office:value="49" calcext:value-type="float">
            <text:p>49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5-09" calcext:value-type="date">
            <text:p>2023-05-0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10" calcext:value-type="float">
            <text:p>310.0</text:p>
          </table:table-cell>
          <table:table-cell office:value-type="float" office:value="9.6" calcext:value-type="float">
            <text:p>9.6</text:p>
          </table:table-cell>
          <table:table-cell office:value-type="float" office:value="24" calcext:value-type="float">
            <text:p>24</text:p>
          </table:table-cell>
          <table:table-cell office:value-type="float" office:value="19869" calcext:value-type="float">
            <text:p>19869</text:p>
          </table:table-cell>
          <table:table-cell/>
        </table:table-row>
        <table:table-row table:style-name="ro1">
          <table:table-cell table:style-name="ce16" office:value-type="date" office:date-value="2023-05-09" calcext:value-type="date">
            <text:p>2023-05-09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3.7" calcext:value-type="float">
            <text:p>143.7</text:p>
          </table:table-cell>
          <table:table-cell office:value-type="float" office:value="9.2" calcext:value-type="float">
            <text:p>9.2</text:p>
          </table:table-cell>
          <table:table-cell office:value-type="float" office:value="30" calcext:value-type="float">
            <text:p>30</text:p>
          </table:table-cell>
          <table:table-cell office:value-type="float" office:value="19859" calcext:value-type="float">
            <text:p>19859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0" calcext:value-type="float">
            <text:p>600.0</text:p>
          </table:table-cell>
          <table:table-cell office:value-type="float" office:value="23" calcext:value-type="float">
            <text:p>23.0</text:p>
          </table:table-cell>
          <table:table-cell office:value-type="float" office:value="64" calcext:value-type="float">
            <text:p>64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.0</text:p>
          </table:table-cell>
          <table:table-cell office:value-type="float" office:value="13" calcext:value-type="float">
            <text:p>13.0</text:p>
          </table:table-cell>
          <table:table-cell office:value-type="float" office:value="49" calcext:value-type="float">
            <text:p>49</text:p>
          </table:table-cell>
          <table:table-cell office:value-type="float" office:value="19750" calcext:value-type="float">
            <text:p>19750</text:p>
          </table:table-cell>
          <table:table-cell office:value-type="string" calcext:value-type="string">
            <text:p>kkj</text:p>
          </table:table-cell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60" calcext:value-type="float">
            <text:p>260.0</text:p>
          </table:table-cell>
          <table:table-cell office:value-type="float" office:value="7.7" calcext:value-type="float">
            <text:p>7.7</text:p>
          </table:table-cell>
          <table:table-cell office:value-type="float" office:value="25" calcext:value-type="float">
            <text:p>25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7" calcext:value-type="date">
            <text:p>2023-02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3" calcext:value-type="float">
            <text:p>283.0</text:p>
          </table:table-cell>
          <table:table-cell office:value-type="float" office:value="9.7" calcext:value-type="float">
            <text:p>9.7</text:p>
          </table:table-cell>
          <table:table-cell office:value-type="float" office:value="24" calcext:value-type="float">
            <text:p>24</text:p>
          </table:table-cell>
          <table:table-cell office:value-type="float" office:value="19750" calcext:value-type="float">
            <text:p>19750</text:p>
          </table:table-cell>
          <table:table-cell office:value-type="string" calcext:value-type="string">
            <text:p>Added tests. 0.7.0</text:p>
          </table:table-cell>
        </table:table-row>
        <table:table-row table:style-name="ro1">
          <table:table-cell table:style-name="ce16" office:value-type="date" office:date-value="2023-01-27" calcext:value-type="date">
            <text:p>2023-01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1" calcext:value-type="float">
            <text:p>281.0</text:p>
          </table:table-cell>
          <table:table-cell office:value-type="float" office:value="9.9" calcext:value-type="float">
            <text:p>9.9</text:p>
          </table:table-cell>
          <table:table-cell office:value-type="float" office:value="25" calcext:value-type="float">
            <text:p>25</text:p>
          </table:table-cell>
          <table:table-cell office:value-type="float" office:value="19059" calcext:value-type="float">
            <text:p>19059</text:p>
          </table:table-cell>
          <table:table-cell/>
        </table:table-row>
        <table:table-row table:style-name="ro2">
          <table:table-cell table:style-name="ce16" office:value-type="date" office:date-value="2023-01-17" calcext:value-type="date">
            <text:p>2023-01-1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78" calcext:value-type="float">
            <text:p>27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9055" calcext:value-type="float">
            <text:p>19055</text:p>
          </table:table-cell>
          <table:table-cell office:value-type="string" calcext:value-type="string">
            <text:p>Adding pure tests (not dwarfdump)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70" calcext:value-type="float">
            <text:p>570.0</text:p>
          </table:table-cell>
          <table:table-cell office:value-type="float" office:value="42" calcext:value-type="float">
            <text:p>42.0</text:p>
          </table:table-cell>
          <table:table-cell office:value-type="float" office:value="48" calcext:value-type="float">
            <text:p>48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17" calcext:value-type="float">
            <text:p>417.0</text:p>
          </table:table-cell>
          <table:table-cell office:value-type="float" office:value="21" calcext:value-type="float">
            <text:p>21.0</text:p>
          </table:table-cell>
          <table:table-cell office:value-type="float" office:value="35" calcext:value-type="float">
            <text:p>35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5" calcext:value-type="float">
            <text:p>245.0</text:p>
          </table:table-cell>
          <table:table-cell office:value-type="float" office:value="8" calcext:value-type="float">
            <text:p>8.0</text:p>
          </table:table-cell>
          <table:table-cell office:value-type="float" office:value="31" calcext:value-type="float">
            <text:p>31</text:p>
          </table:table-cell>
          <table:table-cell office:value-type="float" office:value="18992" calcext:value-type="float">
            <text:p>18992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7" calcext:value-type="float">
            <text:p>9.7</text:p>
          </table:table-cell>
          <table:table-cell office:value-type="float" office:value="23" calcext:value-type="float">
            <text:p>23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50" calcext:value-type="float">
            <text:p>250.0</text:p>
          </table:table-cell>
          <table:table-cell office:value-type="float" office:value="8.6" calcext:value-type="float">
            <text:p>8.6</text:p>
          </table:table-cell>
          <table:table-cell office:value-type="float" office:value="46" calcext:value-type="float">
            <text:p>46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09" calcext:value-type="float">
            <text:p>409.0</text:p>
          </table:table-cell>
          <table:table-cell office:value-type="float" office:value="14" calcext:value-type="float">
            <text:p>14.0</text:p>
          </table:table-cell>
          <table:table-cell office:value-type="float" office:value="34" calcext:value-type="float">
            <text:p>34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59" calcext:value-type="float">
            <text:p>559.0</text:p>
          </table:table-cell>
          <table:table-cell office:value-type="float" office:value="24" calcext:value-type="float">
            <text:p>24.0</text:p>
          </table:table-cell>
          <table:table-cell office:value-type="float" office:value="45" calcext:value-type="float">
            <text:p>45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8989" calcext:value-type="float">
            <text:p>18989</text:p>
          </table:table-cell>
          <table:table-cell office:value-type="string" calcext:value-type="string">
            <text:p>Added tests, fixed existing tests.</text:p>
          </table:table-cell>
        </table:table-row>
        <table:table-row table:style-name="ro1">
          <table:table-cell table:style-name="ce2" office:value-type="date" office:date-value="2022-11-30" calcext:value-type="date">
            <text:p>11/30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2.4" calcext:value-type="float">
            <text:p>262.4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New tests --trace. Removed dd dead code</text:p>
          </table:table-cell>
        </table:table-row>
        <table:table-row table:style-name="ro1">
          <table:table-cell table:style-name="ce2" office:value-type="date" office:date-value="2022-11-29" calcext:value-type="date">
            <text:p>11/29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0.4" calcext:value-type="float">
            <text:p>260.4</text:p>
          </table:table-cell>
          <table:table-cell office:value-type="float" office:value="9" calcext:value-type="float">
            <text:p>9.0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After delete unused args(dwarfdump)</text:p>
          </table:table-cell>
        </table:table-row>
        <table:table-row table:style-name="ro1">
          <table:table-cell table:style-name="ce16" office:value-type="date" office:date-value="2022-11-19" calcext:value-type="date">
            <text:p>2022-11-19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VG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18929" calcext:value-type="float">
            <text:p>18929</text:p>
          </table:table-cell>
          <table:table-cell office:value-type="string" calcext:value-type="string">
            <text:p>VG count 17981</text:p>
          </table:table-cell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0" calcext:value-type="float">
            <text:p>550.0</text:p>
          </table:table-cell>
          <table:table-cell office:value-type="float" office:value="21" calcext:value-type="float">
            <text:p>21.0</text:p>
          </table:table-cell>
          <table:table-cell office:value-type="float" office:value="43" calcext:value-type="float">
            <text:p>4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20" calcext:value-type="float">
            <text:p>420.0</text:p>
          </table:table-cell>
          <table:table-cell office:value-type="float" office:value="12.3" calcext:value-type="float">
            <text:p>12.3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.0</text:p>
          </table:table-cell>
          <table:table-cell office:value-type="float" office:value="8.6" calcext:value-type="float">
            <text:p>8.6</text:p>
          </table:table-cell>
          <table:table-cell office:value-type="float" office:value="45" calcext:value-type="float">
            <text:p>45</text:p>
          </table:table-cell>
          <table:table-cell office:value-type="float" office:value="18028" calcext:value-type="float">
            <text:p>18028</text:p>
          </table:table-cell>
          <table:table-cell/>
        </table:table-row>
        <table:table-row table:style-name="ro1">
          <table:table-cell table:style-name="ce16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9" calcext:value-type="float">
            <text:p>269.0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Revised lib abbrev internals.6%better.</text:p>
          </table:table-cell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.0</text:p>
          </table:table-cell>
          <table:table-cell office:value-type="float" office:value="11" calcext:value-type="float">
            <text:p>11.0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89" calcext:value-type="float">
            <text:p>589.0</text:p>
          </table:table-cell>
          <table:table-cell office:value-type="float" office:value="20" calcext:value-type="float">
            <text:p>20.0</text:p>
          </table:table-cell>
          <table:table-cell office:value-type="float" office:value="44" calcext:value-type="float">
            <text:p>44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37" calcext:value-type="float">
            <text:p>1137.0</text:p>
          </table:table-cell>
          <table:table-cell office:value-type="float" office:value="132" calcext:value-type="float">
            <text:p>132.0</text:p>
          </table:table-cell>
          <table:table-cell office:value-type="float" office:value="41" calcext:value-type="float">
            <text:p>41</text:p>
          </table:table-cell>
          <table:table-cell office:value-type="float" office:value="18022" calcext:value-type="float">
            <text:p>18022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2.37" calcext:value-type="float">
            <text:p>282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new <text:s/>tests <text:s/>print .debug_addr.</text:p>
          </table:table-cell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15" office:value-type="string" calcext:value-type="string">
            <text:p>2022- many changes</text:p>
          </table:table-cell>
          <table:table-cell table:style-name="ce15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5" calcext:value-type="date">
            <text:p>2020-11-2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9-23" calcext:value-type="date">
            <text:p>2020-09-2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3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9-12" calcext:value-type="date">
            <text:p>2020-09-1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08" calcext:value-type="date">
            <text:p>2020-09-08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16" office:value-type="date" office:date-value="2020-07-02" calcext:value-type="date">
            <text:p>2020-07-0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16" office:value-type="string" calcext:value-type="string">
            <text:p>cd 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16" office:value-type="date" office:date-value="2020-06-26" calcext:value-type="date">
            <text:p>2020-06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3" calcext:value-type="date">
            <text:p>2020-06-1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1" calcext:value-type="date">
            <text:p>2020-06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16" office:value-type="date" office:date-value="2020-06-08" calcext:value-type="date">
            <text:p>2020-06-0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16" office:value-type="date" office:date-value="2020-05-23" calcext:value-type="date">
            <text:p>2020-05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16" office:value-type="date" office:date-value="2020-05-20" calcext:value-type="date">
            <text:p>2020-05-2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16" office:value-type="date" office:date-value="2020-05-19" calcext:value-type="date">
            <text:p>2020-05-1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29" calcext:value-type="date">
            <text:p>2020-04-29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6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63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7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8"/>
        </table:table-row>
        <table:table-row table:style-name="ro1" table:number-rows-repeated="104838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 style:data-style-name="N2" text:time-value="15:29:23.5396771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6-01-19T13:23:31.930363712</dc:date>
    <meta:editing-duration>P3DT13H32M24S</meta:editing-duration>
    <meta:editing-cycles>193</meta:editing-cycles>
    <meta:generator>LibreOffice/24.2.7.2$Linux_X86_64 LibreOffice_project/420$Build-2</meta:generator>
    <meta:document-statistic meta:table-count="1" meta:cell-count="1250" meta:object-count="0"/>
  </office:meta>
</office:document-meta>
</file>